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PVariableResolver.NOPVariableResolver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PVariableResolver.resolve( InvokeContext context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VariableResolv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